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50%" fo:text-align="center" fo:text-indent="0cm"/>
      <style:text-properties fo:color="#ffffff" fo:font-family="'Arial Black'" style:font-family-generic="swiss" style:font-pitch="variable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Jezu w Hostii utajony</text:span><text:span text:style-name="T1"><text:line-break/></text:span><text:span text:style-name="T1">Serce moje Cię czuje.</text:span><text:span text:style-name="T1"><text:line-break/></text:span><text:span text:style-name="T1">Choć kryją Ciebie zasłony,</text:span><text:span text:style-name="T1"><text:line-break/></text:span><text:span text:style-name="T1">Ty wiesz, że Cię kocham</text:span><text:span text:style-name="T1"><text:line-break/></text:span><text:span text:style-name="T1"><text:line-break/></text:span><text:span text:style-name="T1">Ty jesteś moją miłości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5-19T16:21:40</meta:creation-date>
    <dc:creator>Woda Życia</dc:creator>
    <dc:date>2016-04-11T20:30:07.76</dc:date>
    <dc:language>pl-PL</dc:language>
    <meta:editing-cycles>28</meta:editing-cycles>
    <meta:editing-duration>PT14M47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